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8.15cm" fo:min-width="7.5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15cm"/>
    </style:style>
    <style:style style:name="gr5" style:family="graphic" style:parent-style-name="standard">
      <style:graphic-properties draw:textarea-horizontal-align="justify" draw:textarea-vertical-align="middle" draw:auto-grow-height="false" fo:min-height="2.35cm" fo:min-width="14.9cm"/>
    </style:style>
    <style:style style:name="gr6" style:family="graphic" style:parent-style-name="standard">
      <style:graphic-properties draw:textarea-horizontal-align="justify" draw:textarea-vertical-align="middle" draw:auto-grow-height="false" fo:min-height="2.15cm" fo:min-width="8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6cm" svg:y1="1.5cm" svg:x2="3.8cm" svg:y2="28.7cm">
          <text:p/>
        </draw:line>
        <draw:line draw:style-name="gr2" draw:text-style-name="P1" draw:layer="layout" svg:x1="4.9cm" svg:y1="5.9cm" svg:x2="9.1cm" svg:y2="6cm">
          <text:p/>
        </draw:line>
        <draw:line draw:style-name="gr2" draw:text-style-name="P1" draw:layer="layout" svg:x1="10.7cm" svg:y1="5.9cm" svg:x2="18.3cm" svg:y2="5.9cm">
          <text:p/>
        </draw:line>
        <draw:line draw:style-name="gr2" draw:text-style-name="P1" draw:layer="layout" svg:x1="5.1cm" svg:y1="10.4cm" svg:x2="9.1cm" svg:y2="10.5cm">
          <text:p/>
        </draw:line>
        <draw:line draw:style-name="gr2" draw:text-style-name="P1" draw:layer="layout" svg:x1="11.6cm" svg:y1="10.3cm" svg:x2="18.6cm" svg:y2="10.4cm">
          <text:p/>
        </draw:line>
        <draw:line draw:style-name="gr2" draw:text-style-name="P1" draw:layer="layout" svg:x1="5.5cm" svg:y1="15.8cm" svg:x2="9.5cm" svg:y2="15.8cm">
          <text:p/>
        </draw:line>
        <draw:custom-shape draw:style-name="gr3" draw:text-style-name="P2" draw:layer="layout" svg:width="8cm" svg:height="8.4cm" svg:x="10.9cm" svg:y="1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5cm" svg:height="0.8cm" svg:x="4.1cm" svg:y="27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5.4cm" svg:height="2.6cm" svg:x="4.1cm" svg:y="2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9cm" svg:height="2.4cm" svg:x="10.2cm" svg:y="1.8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path draw:style-name="gr2" draw:text-style-name="P1" draw:layer="layout" svg:width="11.079cm" svg:height="27.212cm" svg:x="0.461cm" svg:y="1.611cm" svg:viewBox="0 0 11080 27213" svg:d="M862 0c937 44 1862 249 2761 517 629 187 1305 87 1956 173 942 124 1629-118 2588-345 1030-243 1629 462 1381 1208-281 846 333 1586 402 2415 75 903 553 1736 575 2646 14 577 63 1151-172 1726-304 744-459 1544-518 2358-67 921-31 1840-57 2761-19 656-9 1334 230 1956 296 770 173 1612 287 2415 143 1007 301 1988 403 2991 77 762-37 1535 0 2301 40 825 40 1602 230 2473 121 558 492 1930-690 1553-684-218-1300-204-1956-230-728-29-1457 0-2185 0-672 0-1343 0-2014 0-672 0-1343-6-2013 0-672 6-1346-41-2013 58l-57 57">
          <text:p/>
        </draw:path>
        <draw:line draw:style-name="gr2" draw:text-style-name="P1" draw:layer="layout" svg:x1="1.4cm" svg:y1="4.3cm" svg:x2="9.3cm" svg:y2="4.5cm">
          <text:p/>
        </draw:line>
        <draw:line draw:style-name="gr2" draw:text-style-name="P1" draw:layer="layout" svg:x1="1.6cm" svg:y1="7.2cm" svg:x2="9.3cm" svg:y2="7.5cm">
          <text:p/>
        </draw:line>
        <draw:line draw:style-name="gr2" draw:text-style-name="P1" draw:layer="layout" svg:x1="1.7cm" svg:y1="10.1cm" svg:x2="9.4cm" svg:y2="10.1cm">
          <text:p/>
        </draw:line>
        <draw:line draw:style-name="gr2" draw:text-style-name="P1" draw:layer="layout" svg:x1="1.7cm" svg:y1="13cm" svg:x2="9.9cm" svg:y2="12.9cm">
          <text:p/>
        </draw:line>
        <draw:line draw:style-name="gr2" draw:text-style-name="P1" draw:layer="layout" svg:x1="1.7cm" svg:y1="15.8cm" svg:x2="9.6cm" svg:y2="1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2T12:13:44.746002997</meta:creation-date>
    <dc:date>2019-07-22T21:51:49.042527678</dc:date>
    <meta:editing-duration>PT9H27M54S</meta:editing-duration>
    <meta:editing-cycles>1</meta:editing-cycles>
    <meta:document-statistic meta:object-count="16"/>
    <meta:generator>LibreOffice/6.0.7.3$Linux_X86_64 LibreOffice_project/00m0$Build-3</meta:generator>
  </office:meta>
</office:document-meta>
</file>